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Roboto" svg:font-family="Roboto"/>
  </office:font-face-decls>
  <office:automatic-styles>
    <style:style style:name="P1" style:family="paragraph" style:parent-style-name="Standard">
      <style:text-properties style:font-name="Noto Sans" fo:font-weight="bold" officeooo:rsid="0002e684" officeooo:paragraph-rsid="0002e684" style:font-weight-asian="bold" style:font-weight-complex="bold"/>
    </style:style>
    <style:style style:name="P2" style:family="paragraph" style:parent-style-name="Standard">
      <style:text-properties style:font-name="Roboto" officeooo:rsid="0002e684" officeooo:paragraph-rsid="0002e684"/>
    </style:style>
    <style:style style:name="T1" style:family="text">
      <style:text-properties fo:font-size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ção de rolagem personalizada</text:p>
      <text:p text:style-name="P2"/>
      <text:p text:style-name="P2">1<text:span text:style-name="T1">º </text:span>rolagem: altura do h1</text:p>
      <text:p text:style-name="P2">Esconder as imagens da monalisa em seguida</text:p>
      <text:p text:style-name="P2"/>
      <text:p text:style-name="P2">2º rolagem: altura da div monalisa</text:p>
      <text:p text:style-name="P2"/>
      <text:p text:style-name="P2">3 rol: altura da introdução</text:p>
      <text:p text:style-name="P2"/>
      <text:p text:style-name="P2">4: altura do primeiro conteudo (se o ususrio clicar no botão expandir para o rel3d, a rolagem acontece)</text:p>
      <text:p text:style-name="P2"/>
      <text:p text:style-name="P2">5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9:28:46.541000000</meta:creation-date>
    <dc:date>2024-12-07T20:58:27.340000000</dc:date>
    <meta:editing-duration>PT1H19M28S</meta:editing-duration>
    <meta:editing-cycles>1</meta:editing-cycles>
    <meta:document-statistic meta:table-count="0" meta:image-count="0" meta:object-count="0" meta:page-count="1" meta:paragraph-count="7" meta:word-count="46" meta:character-count="263" meta:non-whitespace-character-count="224"/>
    <meta:generator>LibreOffice/24.8.3.2$Windows_X86_64 LibreOffice_project/48a6bac9e7e268aeb4c3483fcf825c94556d9f92</meta:generator>
  </office:meta>
</office:document-meta>
</file>